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_28_Rounded_29_" svg:stroke-color="#000000" svg:stroke-linecap="round" draw:fill-color="#ffffff" draw:textarea-horizontal-align="justify" draw:textarea-vertical-align="middle" draw:auto-grow-height="false" fo:min-height="19.34cm" fo:min-width="25.43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1.072cm"/>
      <style:paragraph-properties style:writing-mode="lr-tb"/>
    </style:style>
    <style:style style:name="gr6" style:family="graphic" style:parent-style-name="objectwithoutfill" style:list-style-name="L1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 style:list-style-name="L1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1" style:family="graphic" style:parent-style-name="objectwithoutfill" style:list-style-name="L1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4" style:family="graphic" style:parent-style-name="objectwithoutfill" style:list-style-name="L1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text-position="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33cm" svg:height="19.59cm" svg:x="1.00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2.405cm" svg:y="10.20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715cm" svg:height="2.54cm" svg:x="17.827cm" svg:y="23.86cm">
          <draw:text-box>
            <text:p/>
          </draw:text-box>
        </draw:frame>
        <draw:line draw:style-name="gr4" draw:text-style-name="P4" draw:layer="layout" svg:x1="6.197cm" svg:y1="10.825cm" svg:x2="8.937cm" svg:y2="10.842cm">
          <text:p/>
        </draw:line>
        <draw:custom-shape draw:style-name="gr5" draw:text-style-name="P1" draw:layer="layout" svg:width="2.222cm" svg:height="1.905cm" svg:x="8.92cm" svg:y="9.89cm">
          <text:p text:style-name="P2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6cm" svg:y1="10.842cm" svg:x2="13.065cm" svg:y2="10.842cm">
          <text:p/>
        </draw:line>
        <draw:custom-shape draw:style-name="gr5" draw:text-style-name="P1" draw:layer="layout" svg:width="2.222cm" svg:height="1.905cm" svg:x="13.062cm" svg:y="9.873cm">
          <text:p text:style-name="P2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22cm" svg:height="1.905cm" svg:x="20.09cm" svg:y="9.89cm">
          <text:p text:style-name="P2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305cm" svg:y1="10.842cm" svg:x2="20.05cm" svg:y2="10.842cm">
          <text:p/>
        </draw:line>
        <draw:line draw:style-name="gr6" draw:text-style-name="P7" draw:layer="layout" svg:x1="0cm" svg:y1="10.804cm" svg:x2="2.397cm" svg:y2="10.804cm">
          <text:p text:style-name="P6"><text:span text:style-name="T2">x</text:span>(<text:span text:style-name="T2">n</text:span>)</text:p>
        </draw:line>
        <draw:line draw:style-name="gr7" draw:text-style-name="P7" draw:layer="layout" svg:x1="6.436cm" svg:y1="13.065cm" svg:x2="7.223cm" svg:y2="13.065cm">
          <text:p/>
        </draw:line>
        <draw:line draw:style-name="gr8" draw:text-style-name="P4" draw:layer="layout" svg:x1="10.107cm" svg:y1="13.065cm" svg:x2="10.107cm" svg:y2="11.795cm">
          <text:p/>
        </draw:line>
        <draw:line draw:style-name="gr9" draw:text-style-name="P4" draw:layer="layout" svg:x1="6.45cm" svg:y1="10.842cm" svg:x2="6.45cm" svg:y2="13.065cm">
          <text:p/>
        </draw:line>
        <draw:line draw:style-name="gr4" draw:text-style-name="P4" draw:layer="layout" svg:x1="6.497cm" svg:y1="8.002cm" svg:x2="10.153cm" svg:y2="8.002cm">
          <text:p/>
        </draw:line>
        <draw:line draw:style-name="gr4" draw:text-style-name="P4" draw:layer="layout" svg:x1="6.512cm" svg:y1="8.62cm" svg:x2="10.068cm" svg:y2="8.62cm">
          <text:p/>
        </draw:line>
        <draw:custom-shape draw:style-name="gr5" draw:text-style-name="P1" draw:layer="layout" svg:width="2.222cm" svg:height="1.905cm" svg:x="10.05cm" svg:y="7.367cm">
          <text:p text:style-name="P2"><text:span text:style-name="T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2.33cm" svg:y1="8.302cm" svg:x2="14.184cm" svg:y2="8.302cm">
          <text:p/>
        </draw:line>
        <draw:line draw:style-name="gr10" draw:text-style-name="P4" draw:layer="layout" svg:x1="14.177cm" svg:y1="8.302cm" svg:x2="14.177cm" svg:y2="9.89cm">
          <text:p/>
        </draw:line>
        <draw:line draw:style-name="gr11" draw:text-style-name="P7" draw:layer="layout" svg:x1="22.272cm" svg:y1="10.842cm" svg:x2="27.94cm" svg:y2="10.842cm">
          <text:p text:style-name="P6"><text:span text:style-name="T2">y</text:span>(<text:span text:style-name="T2">n</text:span>)</text:p>
        </draw:line>
        <draw:custom-shape draw:style-name="gr2" draw:text-style-name="P1" draw:layer="layout" svg:width="1.27cm" svg:height="1.27cm" svg:x="24.725cm" svg:y="12.64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6.654cm" svg:y1="10.83cm" svg:x2="26.672cm" svg:y2="13.268cm">
          <text:p/>
        </draw:line>
        <draw:line draw:style-name="gr12" draw:text-style-name="P4" draw:layer="layout" svg:x1="26.7cm" svg:y1="13.265cm" svg:x2="25.965cm" svg:y2="13.265cm">
          <text:p/>
        </draw:line>
        <draw:line draw:style-name="gr9" draw:text-style-name="P4" draw:layer="layout" svg:x1="16.567cm" svg:y1="13.282cm" svg:x2="15.805cm" svg:y2="13.282cm">
          <text:p/>
        </draw:line>
        <draw:frame draw:style-name="gr13" draw:text-style-name="P3" draw:layer="layout" svg:width="3.249cm" svg:height="0.962cm" svg:x="12.112cm" svg:y="0.047cm">
          <draw:text-box>
            <text:p>Black box</text:p>
          </draw:text-box>
        </draw:frame>
        <draw:custom-shape draw:style-name="gr2" draw:text-style-name="P1" draw:layer="layout" svg:width="1.27cm" svg:height="1.27cm" svg:x="4.927cm" svg:y="10.20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3.657cm" svg:y1="10.842cm" svg:x2="4.927cm" svg:y2="10.842cm">
          <text:p/>
        </draw:line>
        <draw:custom-shape draw:style-name="gr2" draw:text-style-name="P1" draw:layer="layout" svg:width="1.27cm" svg:height="1.27cm" svg:x="7.22cm" svg:y="12.43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8.493cm" svg:y1="13.065cm" svg:x2="9.763cm" svg:y2="13.065cm">
          <text:p text:style-name="P8">2</text:p>
        </draw:line>
        <draw:line draw:style-name="gr9" draw:text-style-name="P4" draw:layer="layout" svg:x1="9.673cm" svg:y1="13.065cm" svg:x2="10.105cm" svg:y2="13.065cm">
          <text:p/>
        </draw:line>
        <draw:custom-shape draw:style-name="gr2" draw:text-style-name="P1" draw:layer="layout" svg:width="1.27cm" svg:height="1.27cm" svg:x="22.72cm" svg:y="12.64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20.567cm" svg:y="12.64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24.695cm" svg:y1="13.282cm" svg:x2="23.96cm" svg:y2="13.282cm">
          <text:p/>
        </draw:line>
        <draw:line draw:style-name="gr12" draw:text-style-name="P4" draw:layer="layout" svg:x1="22.642cm" svg:y1="13.282cm" svg:x2="21.907cm" svg:y2="13.282cm">
          <text:p/>
        </draw:line>
        <draw:custom-shape draw:style-name="gr2" draw:text-style-name="P1" draw:layer="layout" svg:width="1.27cm" svg:height="1.27cm" svg:x="18.597cm" svg:y="12.64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20.567cm" svg:y1="13.282cm" svg:x2="19.832cm" svg:y2="13.282cm">
          <text:p/>
        </draw:line>
        <draw:line draw:style-name="gr12" draw:text-style-name="P4" draw:layer="layout" svg:x1="18.562cm" svg:y1="13.282cm" svg:x2="17.827cm" svg:y2="13.282cm">
          <text:p/>
        </draw:line>
        <draw:custom-shape draw:style-name="gr2" draw:text-style-name="P1" draw:layer="layout" svg:width="1.27cm" svg:height="1.27cm" svg:x="16.557cm" svg:y="12.647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.822cm" svg:y1="11.477cm" svg:x2="20.367cm" svg:y2="11.477cm">
          <text:p/>
        </draw:line>
        <draw:line draw:style-name="gr9" draw:text-style-name="P4" draw:layer="layout" svg:x1="15.822cm" svg:y1="13.282cm" svg:x2="15.822cm" svg:y2="11.477cm">
          <text:p/>
        </draw:line>
        <draw:line draw:style-name="gr9" draw:text-style-name="P4" draw:layer="layout" svg:x1="6.497cm" svg:y1="10.842cm" svg:x2="6.497cm" svg:y2="7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20:20:29.937023596</meta:creation-date>
    <dc:date>2022-10-15T09:17:03.425469798</dc:date>
    <meta:editing-duration>PT13M57S</meta:editing-duration>
    <meta:editing-cycles>7</meta:editing-cycles>
    <meta:generator>LibreOffice/7.3.6.2$Linux_X86_64 LibreOffice_project/30$Build-2</meta:generator>
    <meta:document-statistic meta:object-count="40"/>
  </office:meta>
</office:document-meta>
</file>